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6-08_17-04-04_000.jpg</text:p>
          </table:table-cell>
          <table:table-cell table:style-name="ce36" office:value-type="string">
            <text:p>-*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6-08_21-13-1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6-09_00-50-34_000.jpg</text:p>
          </table:table-cell>
          <table:table-cell table:style-name="ce36" office:value-type="string">
            <text:p>:i #*# / topic=physics:量子力学 / subject=CO2変換、触媒, content=触媒の構造が、CO2の中の電子を、動き易くするか？, 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i #*# / topic=physics:量子力学 / subject=CO2変換、触媒, content=触媒の構造が、CO2の中の電子を、動き易くするか？, other=~">
            <text:p>:i #*# / topic=physics:量子力学 / subject=CO2変換、触媒, content=触媒の構造が、CO2の中の電子を、動き易くするか？,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6-09_00-50-47_000.jpg</text:p>
          </table:table-cell>
          <table:table-cell table:style-name="ce36" office:value-type="string">
            <text:p>:m #*# / memo:other(m:other) / topic=短歌作り, about=~,other=「大葉酒　ディルなる加え」,id=~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#*# / memo:other(m:other) / topic=短歌作り, about=~,other=「大葉酒　ディルなる加え」,id=~ ">
            <text:p>:m #*# / memo:other(m:other) / topic=短歌作り, about=~,other=「大葉酒　ディルなる加え」,id=~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6-09_00-50-54_000.jpg</text:p>
          </table:table-cell>
          <table:table-cell table:style-name="ce36" office:value-type="string">
            <text:p>:m #*# / memo:other(m:other) / topic=短歌作り, about=~,other=「大葉酒　二番の香りを」,id=~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#*# / memo:other(m:other) / topic=短歌作り, about=~,other=「大葉酒　二番の香りを」,id=~ ">
            <text:p>:m #*# / memo:other(m:other) / topic=短歌作り, about=~,other=「大葉酒　二番の香りを」,id=~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6-09_01-27-10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6-09_01-27-1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6-09_07-24-5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6-09_07-43-5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6-09_10-23-05_000.jpg</text:p>
          </table:table-cell>
          <table:table-cell table:style-name="ce36" office:value-type="string">
            <text:p>:m RES 2*3 / free# JVEMV6 68#_279:2 / 68. theoretical-physics(tp) / topics=量子力学,w=(ψ=e^(-1/2*ξ^2));ψ=H(ξ)*e^(-1/2*ξ^2),doc=r-7-A1~1.1.1:#18-4,s=~,i=~,other=calc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2*3 / free# JVEMV6 68#_279:2 / 68. theoretical-physics(tp) / topics=量子力学,w=(ψ=e^(-1/2*ξ^2));ψ=H(ξ)*e^(-1/2*ξ^2),doc=r-7-A1~1.1.1:#18-4,s=~,i=~,other=calc+;">
            <text:p>:m RES 2*3 / free# JVEMV6 68#_279:2 / 68. theoretical-physics(tp) / topics=量子力学,w=(ψ=e^(-1/2*ξ^2));ψ=H(ξ)*e^(-1/2*ξ^2),doc=r-7-A1~1.1.1:#18-4,s=~,i=~,other=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6-09_12-34-50_000.jpg</text:p>
          </table:table-cell>
          <table:table-cell table:style-name="ce36" office:value-type="string">
            <text:p>:m RES 1-2*2 / free# JVEMV6 68#_280:1 / 68. theoretical-physics(tp) / topics=量子力学,w=~,doc=r-7-A1~1.1.1:#18-5,s=~,i=~,other=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RES 1-2*2 / free# JVEMV6 68#_280:1 / 68. theoretical-physics(tp) / topics=量子力学,w=~,doc=r-7-A1~1.1.1:#18-5,s=~,i=~,other=calc+">
            <text:p>:m RES 1-2*2 / free# JVEMV6 68#_280:1 / 68. theoretical-physics(tp) / topics=量子力学,w=~,doc=r-7-A1~1.1.1:#18-5,s=~,i=~,other=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6-09_13-22-0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6-09_16-12-04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東和 PHOTO / 220610sa / 市が尾駅（電車）、千代橋（バス） / わかたけ都筑特別用語老人ホーム / １名（設備） / ヨコレイ（馬淵建設） / 指示書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6-09_16-12-13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東和 PHOTO / 220610sa / 市が尾駅（電車）、千代橋（バス） / わかたけ都筑特別用語老人ホーム / １名（設備） / ヨコレイ（馬淵建設） / 指示書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6-09_16-12-17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東和 PHOTO / 220610sa / 市が尾駅（電車）、千代橋（バス） / わかたけ都筑特別用語老人ホーム / １名（設備） / ヨコレイ（馬淵建設） / 指示書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6-09_16-12-20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東和 PHOTO / 220610sa / 市が尾駅（電車）、千代橋（バス） / わかたけ都筑特別用語老人ホーム / １名（設備） / ヨコレイ（馬淵建設） / 指示書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6-09_16-12-22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東和 PHOTO / 220610sa / 市が尾駅（電車）、千代橋（バス） / わかたけ都筑特別用語老人ホーム / １名（設備） / ヨコレイ（馬淵建設） / 指示書">
            <text:p>:m 東和 PHOTO / 220610sa / 市が尾駅（電車）、千代橋（バス） / わかたけ都筑特別用語老人ホーム / １名（設備） / ヨコレイ（馬淵建設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6-09_16-18-59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指示書：バス：時刻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東和 PHOTO / 220610sa / 市が尾駅（電車）、千代橋（バス） / わかたけ都筑特別用語老人ホーム / １名（設備） / ヨコレイ（馬淵建設） / 指示書：バス：時刻">
            <text:p>:m 東和 PHOTO / 220610sa / 市が尾駅（電車）、千代橋（バス） / わかたけ都筑特別用語老人ホーム / １名（設備） / ヨコレイ（馬淵建設） / 指示書：バス：時刻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6-09_16-19-12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指示書：地図：現場付近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東和 PHOTO / 220610sa / 市が尾駅（電車）、千代橋（バス） / わかたけ都筑特別用語老人ホーム / １名（設備） / ヨコレイ（馬淵建設） / 指示書：地図：現場付近">
            <text:p>:m 東和 PHOTO / 220610sa / 市が尾駅（電車）、千代橋（バス） / わかたけ都筑特別用語老人ホーム / １名（設備） / ヨコレイ（馬淵建設） / 指示書：地図：現場付近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6-09_16-19-28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指示書：バス：時刻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東和 PHOTO / 220610sa / 市が尾駅（電車）、千代橋（バス） / わかたけ都筑特別用語老人ホーム / １名（設備） / ヨコレイ（馬淵建設） / 指示書：バス：時刻">
            <text:p>:m 東和 PHOTO / 220610sa / 市が尾駅（電車）、千代橋（バス） / わかたけ都筑特別用語老人ホーム / １名（設備） / ヨコレイ（馬淵建設） / 指示書：バス：時刻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6-09_16-20-55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資料：交通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東和 PHOTO / 220610sa / 市が尾駅（電車）、千代橋（バス） / わかたけ都筑特別用語老人ホーム / １名（設備） / ヨコレイ（馬淵建設） / 資料：交通">
            <text:p>:m 東和 PHOTO / 220610sa / 市が尾駅（電車）、千代橋（バス） / わかたけ都筑特別用語老人ホーム / １名（設備） / ヨコレイ（馬淵建設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6-09_16-21-13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資料：天気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東和 PHOTO / 220610sa / 市が尾駅（電車）、千代橋（バス） / わかたけ都筑特別用語老人ホーム / １名（設備） / ヨコレイ（馬淵建設） / 資料：天気">
            <text:p>:m 東和 PHOTO / 220610sa / 市が尾駅（電車）、千代橋（バス） / わかたけ都筑特別用語老人ホーム / １名（設備） / ヨコレイ（馬淵建設） / 資料：天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6-09_16-21-17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資料：天気：週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東和 PHOTO / 220610sa / 市が尾駅（電車）、千代橋（バス） / わかたけ都筑特別用語老人ホーム / １名（設備） / ヨコレイ（馬淵建設） / 資料：天気：週間">
            <text:p>:m 東和 PHOTO / 220610sa / 市が尾駅（電車）、千代橋（バス） / わかたけ都筑特別用語老人ホーム / １名（設備） / ヨコレイ（馬淵建設） / 資料：天気：週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6-09_16-47-52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資料：地図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東和 PHOTO / 220610sa / 市が尾駅（電車）、千代橋（バス） / わかたけ都筑特別用語老人ホーム / １名（設備） / ヨコレイ（馬淵建設） / 資料：地図">
            <text:p>:m 東和 PHOTO / 220610sa / 市が尾駅（電車）、千代橋（バス） / わかたけ都筑特別用語老人ホーム / １名（設備） / ヨコレイ（馬淵建設） / 資料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6-09_16-48-00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資料：地図：現場付近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東和 PHOTO / 220610sa / 市が尾駅（電車）、千代橋（バス） / わかたけ都筑特別用語老人ホーム / １名（設備） / ヨコレイ（馬淵建設） / 資料：地図：現場付近">
            <text:p>:m 東和 PHOTO / 220610sa / 市が尾駅（電車）、千代橋（バス） / わかたけ都筑特別用語老人ホーム / １名（設備） / ヨコレイ（馬淵建設） / 資料：地図：現場付近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6-09_16-50-50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資料：地図：路上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東和 PHOTO / 220610sa / 市が尾駅（電車）、千代橋（バス） / わかたけ都筑特別用語老人ホーム / １名（設備） / ヨコレイ（馬淵建設） / 資料：地図：路上">
            <text:p>:m 東和 PHOTO / 220610sa / 市が尾駅（電車）、千代橋（バス） / わかたけ都筑特別用語老人ホーム / １名（設備） / ヨコレイ（馬淵建設） / 資料：地図：路上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6-09_18-57-46_000.mp4</text:p>
          </table:table-cell>
          <table:table-cell table:style-name="ce36" office:value-type="string">
            <text:p>:VIDEO / @自室 / 記録 / jap.flute-bamboo / 演奏、play / R=1 / genr=todays-melody,for=~,Re~,other=~,file-id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VIDEO / @自室 / 記録 / jap.flute-bamboo / 演奏、play / R=1 / genr=todays-melody,for=~,Re~,other=~,file-id=~,memo~">
            <text:p>:VIDEO / @自室 / 記録 / jap.flute-bamboo / 演奏、play / R=1 / genr=todays-melody,for=~,Re~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6-09_21-18-0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6-09_22-30-55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6-10_04-13-3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6-10_04-23-58_000.jpg</text:p>
          </table:table-cell>
          <table:table-cell table:style-name="ce15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6-10_05-19-12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出発時間：部屋を出る時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東和 PHOTO / 220610sa / 市が尾駅（電車）、千代橋（バス） / わかたけ都筑特別用語老人ホーム / １名（設備） / ヨコレイ（馬淵建設） / 出発時間：部屋を出る時間">
            <text:p>:m 東和 PHOTO / 220610sa / 市が尾駅（電車）、千代橋（バス） / わかたけ都筑特別用語老人ホーム / １名（設備） / ヨコレイ（馬淵建設） / 出発時間：部屋を出る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6-10_05-29-20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出発時間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東和 PHOTO / 220610sa / 市が尾駅（電車）、千代橋（バス） / わかたけ都筑特別用語老人ホーム / １名（設備） / ヨコレイ（馬淵建設） / 出発時間">
            <text:p>:m 東和 PHOTO / 220610sa / 市が尾駅（電車）、千代橋（バス） / わかたけ都筑特別用語老人ホーム / １名（設備） / ヨコレイ（馬淵建設） / 出発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6-10_06-51-38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東和 PHOTO / 220610sa / 市が尾駅（電車）、千代橋（バス） / わかたけ都筑特別用語老人ホーム / １名（設備） / ヨコレイ（馬淵建設） / 現場状況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6-10_06-51-43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東和 PHOTO / 220610sa / 市が尾駅（電車）、千代橋（バス） / わかたけ都筑特別用語老人ホーム / １名（設備） / ヨコレイ（馬淵建設） / 現場状況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6-10_06-51-44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東和 PHOTO / 220610sa / 市が尾駅（電車）、千代橋（バス） / わかたけ都筑特別用語老人ホーム / １名（設備） / ヨコレイ（馬淵建設） / 現場状況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6-10_06-51-52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東和 PHOTO / 220610sa / 市が尾駅（電車）、千代橋（バス） / わかたけ都筑特別用語老人ホーム / １名（設備） / ヨコレイ（馬淵建設） / 現場状況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6-10_06-52-01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東和 PHOTO / 220610sa / 市が尾駅（電車）、千代橋（バス） / わかたけ都筑特別用語老人ホーム / １名（設備） / ヨコレイ（馬淵建設） / 現場状況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6-10_06-52-20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東和 PHOTO / 220610sa / 市が尾駅（電車）、千代橋（バス） / わかたけ都筑特別用語老人ホーム / １名（設備） / ヨコレイ（馬淵建設） / 現場状況">
            <text:p>:m 東和 PHOTO / 220610sa / 市が尾駅（電車）、千代橋（バス） / わかたけ都筑特別用語老人ホーム / １名（設備） / ヨコレイ（馬淵建設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6-10_16-29-57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資料：バス：時刻表：現地のもの：帰路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東和 PHOTO / 220610sa / 市が尾駅（電車）、千代橋（バス） / わかたけ都筑特別用語老人ホーム / １名（設備） / ヨコレイ（馬淵建設） / 資料：バス：時刻表：現地のもの：帰路">
            <text:p>:m 東和 PHOTO / 220610sa / 市が尾駅（電車）、千代橋（バス） / わかたけ都筑特別用語老人ホーム / １名（設備） / ヨコレイ（馬淵建設） / 資料：バス：時刻表：現地のもの：帰路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6-10_16-30-09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資料：バス：時刻表：現地のもの：帰路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東和 PHOTO / 220610sa / 市が尾駅（電車）、千代橋（バス） / わかたけ都筑特別用語老人ホーム / １名（設備） / ヨコレイ（馬淵建設） / 資料：バス：時刻表：現地のもの：帰路">
            <text:p>:m 東和 PHOTO / 220610sa / 市が尾駅（電車）、千代橋（バス） / わかたけ都筑特別用語老人ホーム / １名（設備） / ヨコレイ（馬淵建設） / 資料：バス：時刻表：現地のもの：帰路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6-10_16-30-21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資料：バス：停車駅、一覧：現地のもの：帰路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東和 PHOTO / 220610sa / 市が尾駅（電車）、千代橋（バス） / わかたけ都筑特別用語老人ホーム / １名（設備） / ヨコレイ（馬淵建設） / 資料：バス：停車駅、一覧：現地のもの：帰路">
            <text:p>:m 東和 PHOTO / 220610sa / 市が尾駅（電車）、千代橋（バス） / わかたけ都筑特別用語老人ホーム / １名（設備） / ヨコレイ（馬淵建設） / 資料：バス：停車駅、一覧：現地のもの：帰路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6-10_18-17-41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日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東和 PHOTO / 220610sa / 市が尾駅（電車）、千代橋（バス） / わかたけ都筑特別用語老人ホーム / １名（設備） / ヨコレイ（馬淵建設） / 日報">
            <text:p>:m 東和 PHOTO / 220610sa / 市が尾駅（電車）、千代橋（バス） / わかたけ都筑特別用語老人ホーム / １名（設備） / ヨコレイ（馬淵建設） / 日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8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93])" office:value-type="float" office:value="49">
            <text:p>49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2022/06/11</text:date>, <text:time>09:16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6-11T09:16:30.57</dc:date>
    <dc:creator>iwabuchi ken</dc:creator>
    <meta:editing-duration>P47DT11H46M5S</meta:editing-duration>
    <meta:editing-cycles>15332</meta:editing-cycles>
    <meta:document-statistic meta:table-count="2" meta:cell-count="546" meta:object-count="0"/>
    <meta:user-defined meta:name="qrichtext">1</meta:user-defined>
  </office:meta>
</office:document-meta>
</file>